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1BAC11AB1E2.png" manifest:media-type="image/png"/>
  <manifest:file-entry manifest:full-path="Pictures/100000010000022E000002B08373CB82.png" manifest:media-type="image/png"/>
  <manifest:file-entry manifest:full-path="Pictures/10000001000001C70000011059CEB9F5.png" manifest:media-type="image/png"/>
  <manifest:file-entry manifest:full-path="Pictures/10000001000001C1000000E1D70926A7.png" manifest:media-type="image/png"/>
  <manifest:file-entry manifest:full-path="Pictures/100000010000034D0000027B6D6ADECB.png" manifest:media-type="image/png"/>
  <manifest:file-entry manifest:full-path="Pictures/10000001000002290000011961C36981.png" manifest:media-type="image/png"/>
  <manifest:file-entry manifest:full-path="Pictures/10000001000001C2000001AB7DDCC8D5.png" manifest:media-type="image/png"/>
  <manifest:file-entry manifest:full-path="Pictures/10000001000001D0000000EEA78A10F1.png" manifest:media-type="image/png"/>
  <manifest:file-entry manifest:full-path="Pictures/10000001000001DE000001B9715D8D18.png" manifest:media-type="image/png"/>
  <manifest:file-entry manifest:full-path="Pictures/10000001000002FE000003206DA60785.png" manifest:media-type="image/png"/>
  <manifest:file-entry manifest:full-path="Pictures/100000010000034B000002674760E06A.png" manifest:media-type="image/png"/>
  <manifest:file-entry manifest:full-path="Pictures/100000010000035800000258534E226F.png" manifest:media-type="image/png"/>
  <manifest:file-entry manifest:full-path="Pictures/10000001000000A40000001C7B85DA1C.png" manifest:media-type="image/png"/>
  <manifest:file-entry manifest:full-path="Pictures/10000001000000FC00000017BABA73B2.png" manifest:media-type="image/png"/>
  <manifest:file-entry manifest:full-path="Pictures/10000001000000F1000000158DF1FC98.png" manifest:media-type="image/png"/>
  <manifest:file-entry manifest:full-path="Pictures/10000001000000CD0000001B494C4904.png" manifest:media-type="image/png"/>
  <manifest:file-entry manifest:full-path="Pictures/10000001000000840000001A4671AAEC.png" manifest:media-type="image/png"/>
  <manifest:file-entry manifest:full-path="Pictures/100000010000009600000017310779FB.png" manifest:media-type="image/png"/>
  <manifest:file-entry manifest:full-path="Pictures/100000010000010F0000001CC0994DBA.png" manifest:media-type="image/png"/>
  <manifest:file-entry manifest:full-path="Pictures/10000001000000E600000027AF9456CB.png" manifest:media-type="image/png"/>
  <manifest:file-entry manifest:full-path="Pictures/10000001000001B40000004A6C12B4D2.png" manifest:media-type="image/png"/>
  <manifest:file-entry manifest:full-path="Pictures/100000010000022000000330AEDDE851.png" manifest:media-type="image/png"/>
  <manifest:file-entry manifest:full-path="Pictures/10000001000002530000033229E76852.png" manifest:media-type="image/png"/>
  <manifest:file-entry manifest:full-path="Pictures/10000001000001F00000007BD3C826D9.png" manifest:media-type="image/png"/>
  <manifest:file-entry manifest:full-path="Pictures/10000001000001F600000104A36A4F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47418"/>
    </style:style>
    <style:style style:name="P2" style:family="paragraph" style:parent-style-name="Standard">
      <style:text-properties officeooo:paragraph-rsid="00147418"/>
    </style:style>
    <style:style style:name="P3" style:family="paragraph" style:parent-style-name="Standard">
      <style:paragraph-properties fo:text-align="center" style:justify-single-word="false"/>
      <style:text-properties officeooo:paragraph-rsid="00147418"/>
    </style:style>
    <style:style style:name="T1" style:family="text">
      <style:text-properties fo:color="#c9211e" loext:opacity="100%" fo:language="en" fo:country="US" officeooo:rsid="001474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41cm, 0cm, 3.5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47cm, 0.342cm, 1.6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0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2.6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7" draw:name="Imagen1" text:anchor-type="char" svg:x="0.377cm" svg:y="0.439cm" svg:width="11.723cm" svg:height="4.38cm" draw:z-index="1"><draw:image xlink:href="Pictures/100000010000022E000002B08373CB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x="0.377cm" svg:y="0.436cm" svg:width="11.67cm" svg:height="5.928cm" draw:z-index="2"><draw:image xlink:href="Pictures/10000001000002290000011961C369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7.881cm" svg:y="0.455cm" svg:width="9.25cm" svg:height="4.636cm" draw:z-index="4"><draw:image xlink:href="Pictures/10000001000001C1000000E1D70926A7.png" xlink:type="simple" xlink:show="embed" xlink:actuate="onLoad" draw:mime-type="image/png"/></draw:frame><draw:frame draw:style-name="fr1" draw:name="Imagen12" text:anchor-type="char" svg:x="-0.813cm" svg:y="0.377cm" svg:width="8.371cm" svg:height="8.167cm" draw:z-index="3"><draw:image xlink:href="Pictures/10000001000001C5000001BAC11AB1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7.772cm" svg:y="0.062cm" svg:width="9.359cm" svg:height="5.427cm" draw:z-index="5"><draw:image xlink:href="Pictures/10000001000001C70000011059CEB9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5" text:anchor-type="char" svg:x="-1.369cm" svg:y="0.196cm" svg:width="8.812cm" svg:height="8.364cm" draw:z-index="7"><draw:image xlink:href="Pictures/10000001000001C2000001AB7DDCC8D5.png" xlink:type="simple" xlink:show="embed" xlink:actuate="onLoad" draw:mime-type="image/png"/></draw:frame><draw:frame draw:style-name="fr1" draw:name="Imagen16" text:anchor-type="char" svg:x="-1.579cm" svg:y="7.456cm" svg:width="9.022cm" svg:height="4.627cm" draw:z-index="6"><draw:image xlink:href="Pictures/10000001000001D0000000EEA78A10F1.png" xlink:type="simple" xlink:show="embed" xlink:actuate="onLoad" draw:mime-type="image/png"/></draw:frame><draw:frame draw:style-name="fr1" draw:name="Imagen17" text:anchor-type="char" svg:x="7.839cm" svg:y="0.381cm" svg:width="9.77cm" svg:height="9.013cm" draw:z-index="8"><draw:image xlink:href="Pictures/10000001000001DE000001B9715D8D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18" text:anchor-type="char" svg:width="18.154cm" svg:height="18.958cm" draw:z-index="9"><draw:image xlink:href="Pictures/10000001000002FE000003206DA6078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n19" text:anchor-type="char" svg:x="-0.169cm" svg:y="-0.564cm" svg:width="14.219cm" svg:height="9.054cm" draw:z-index="11"><draw:image xlink:href="Pictures/100000010000034B000002674760E06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20" text:anchor-type="char" svg:x="-0.43cm" svg:y="3.842cm" svg:width="14.222cm" svg:height="8.458cm" draw:z-index="10"><draw:image xlink:href="Pictures/100000010000035800000258534E226F.png" xlink:type="simple" xlink:show="embed" xlink:actuate="onLoad" draw:mime-type="image/png"/></draw:frame><draw:frame draw:style-name="fr3" draw:name="Imagen21" text:anchor-type="char" svg:x="-0.409cm" svg:y="12.18cm" svg:width="14.222cm" svg:height="7.548cm" draw:z-index="0"><draw:image xlink:href="Pictures/100000010000034D0000027B6D6ADECB.png" xlink:type="simple" xlink:show="embed" xlink:actuate="onLoad" draw:mime-type="image/png"/></draw:frame></text:p>
      <text:p text:style-name="P1"/>
      <text:p text:style-name="P2"><draw:frame draw:style-name="fr1" draw:name="Imagen7" text:anchor-type="char" svg:x="0.527cm" svg:y="0.356cm" svg:width="4.339cm" svg:height="0.741cm" draw:z-index="17"><draw:image xlink:href="Pictures/10000001000000A40000001C7B85DA1C.png" xlink:type="simple" xlink:show="embed" xlink:actuate="onLoad" draw:mime-type="image/png"/></draw:frame></text:p>
      <text:p text:style-name="P2"/>
      <text:p text:style-name="P2"/>
      <text:p text:style-name="P2"><draw:frame draw:style-name="fr1" draw:name="Imagen2" text:anchor-type="char" svg:x="0.589cm" svg:y="0.099cm" svg:width="6.668cm" svg:height="0.609cm" draw:z-index="12"><draw:image xlink:href="Pictures/10000001000000FC00000017BABA73B2.png" xlink:type="simple" xlink:show="embed" xlink:actuate="onLoad" draw:mime-type="image/png"/></draw:frame></text:p>
      <text:p text:style-name="P2"><draw:frame draw:style-name="fr1" draw:name="Imagen3" text:anchor-type="char" svg:x="0.709cm" svg:y="0.254cm" svg:width="6.376cm" svg:height="0.556cm" draw:z-index="13"><draw:image xlink:href="Pictures/10000001000000F1000000158DF1FC98.png" xlink:type="simple" xlink:show="embed" xlink:actuate="onLoad" draw:mime-type="image/png"/></draw:frame></text:p>
      <text:p text:style-name="P2"><draw:frame draw:style-name="fr1" draw:name="Imagen4" text:anchor-type="char" svg:x="0.709cm" svg:y="0.321cm" svg:width="5.424cm" svg:height="0.714cm" draw:z-index="14"><draw:image xlink:href="Pictures/10000001000000CD0000001B494C4904.png" xlink:type="simple" xlink:show="embed" xlink:actuate="onLoad" draw:mime-type="image/png"/></draw:frame></text:p>
      <text:p text:style-name="P2"/>
      <text:p text:style-name="P2"><draw:frame draw:style-name="fr1" draw:name="Imagen5" text:anchor-type="char" svg:x="0.709cm" svg:y="0.06cm" svg:width="3.969cm" svg:height="0.609cm" draw:z-index="15"><draw:image xlink:href="Pictures/100000010000009600000017310779FB.png" xlink:type="simple" xlink:show="embed" xlink:actuate="onLoad" draw:mime-type="image/png"/></draw:frame></text:p>
      <text:p text:style-name="P2"><draw:frame draw:style-name="fr1" draw:name="Imagen6" text:anchor-type="char" svg:x="0.55cm" svg:y="0.18cm" svg:width="7.17cm" svg:height="0.741cm" draw:z-index="16"><draw:image xlink:href="Pictures/100000010000010F0000001CC0994DBA.png" xlink:type="simple" xlink:show="embed" xlink:actuate="onLoad" draw:mime-type="image/png"/></draw:frame></text:p>
      <text:p text:style-name="P2"/>
      <text:p text:style-name="P2"><text:s text:c="6"/><text:span text:style-name="T1">6. mirones</text:span></text:p>
      <text:p text:style-name="P2"><draw:frame draw:style-name="fr1" draw:name="Imagen8" text:anchor-type="char" svg:x="0.441cm" svg:y="0.39cm" svg:width="6.085cm" svg:height="1.032cm" draw:z-index="18"><draw:image xlink:href="Pictures/10000001000000E600000027AF9456CB.png" xlink:type="simple" xlink:show="embed" xlink:actuate="onLoad" draw:mime-type="image/png"/></draw:frame></text:p>
      <text:p text:style-name="P2"/>
      <text:p text:style-name="P2"><draw:frame draw:style-name="fr1" draw:name="Imagen9" text:anchor-type="char" svg:x="0.388cm" svg:y="0.446cm" svg:width="3.493cm" svg:height="0.688cm" draw:z-index="19"><draw:image xlink:href="Pictures/10000001000000840000001A4671AAEC.png" xlink:type="simple" xlink:show="embed" xlink:actuate="onLoad" draw:mime-type="image/png"/></draw:frame></text:p>
      <text:p text:style-name="P2"/>
      <text:p text:style-name="P2"><draw:frame draw:style-name="fr1" draw:name="Imagen10" text:anchor-type="char" svg:x="0.397cm" svg:y="0.349cm" svg:width="9.712cm" svg:height="1.647cm" draw:z-index="20"><draw:image xlink:href="Pictures/10000001000001B40000004A6C12B4D2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22" text:anchor-type="char" svg:x="0.143cm" svg:y="0.27cm" svg:width="10.841cm" svg:height="16.263cm" draw:z-index="21"><draw:image xlink:href="Pictures/100000010000022000000330AEDDE8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><draw:frame draw:style-name="fr1" draw:name="Imagen23" text:anchor-type="char" svg:x="-0.307cm" svg:y="-0.048cm" svg:width="17.51cm" svg:height="24.07cm" draw:z-index="22"><draw:image xlink:href="Pictures/10000001000002530000033229E76852.png" xlink:type="simple" xlink:show="embed" xlink:actuate="onLoad" draw:mime-type="image/png"/></draw:frame></text:p>
      <text:p text:style-name="P1"/>
      <text:p text:style-name="P2"><draw:frame draw:style-name="fr2" draw:name="Imagen24" text:anchor-type="char" svg:x="0.064cm" svg:y="0.129cm" svg:width="16.799cm" svg:height="4.207cm" draw:z-index="23"><draw:image xlink:href="Pictures/10000001000001F00000007BD3C826D9.png" xlink:type="simple" xlink:show="embed" xlink:actuate="onLoad" draw:mime-type="image/png"/></draw:frame></text:p>
      <text:p text:style-name="P2"/>
      <text:p text:style-name="P3"><draw:frame draw:style-name="fr1" draw:name="Imagen25" text:anchor-type="char" svg:x="1.08cm" svg:y="1.36cm" svg:width="14.684cm" svg:height="7.604cm" draw:z-index="24"><draw:image xlink:href="Pictures/10000001000001F600000104A36A4F36.png" xlink:type="simple" xlink:show="embed" xlink:actuate="onLoad" draw:mime-type="image/png"/></draw:frame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8:42:41.981000000</meta:creation-date>
    <meta:print-date>2023-12-12T19:43:24.075000000</meta:print-date>
    <meta:printed-by>Archivos PDF</meta:printed-by>
    <dc:date>2023-12-12T20:05:08.022000000</dc:date>
    <meta:editing-duration>PT21M43S</meta:editing-duration>
    <meta:editing-cycles>2</meta:editing-cycles>
    <meta:generator>LibreOffice/7.6.4.1$Windows_X86_64 LibreOffice_project/e19e193f88cd6c0525a17fb7a176ed8e6a3e2aa1</meta:generator>
    <meta:document-statistic meta:table-count="0" meta:image-count="25" meta:object-count="0" meta:page-count="6" meta:paragraph-count="2" meta:word-count="3" meta:character-count="17" meta:non-whitespace-character-count="10"/>
  </office:meta>
</office:document-meta>
</file>